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908" officeooo:paragraph-rsid="00087908"/>
    </style:style>
    <style:style style:name="P2" style:family="paragraph" style:parent-style-name="Standard">
      <style:text-properties officeooo:rsid="00087908" officeooo:paragraph-rsid="00098ec0"/>
    </style:style>
    <style:style style:name="P3" style:family="paragraph" style:parent-style-name="Standard">
      <style:text-properties fo:font-size="18pt" officeooo:rsid="00087908" officeooo:paragraph-rsid="00087908" style:font-size-asian="15.75pt" style:font-size-complex="18pt"/>
    </style:style>
    <style:style style:name="P4" style:family="paragraph" style:parent-style-name="Standard">
      <style:text-properties officeooo:rsid="001c0991" officeooo:paragraph-rsid="00087908"/>
    </style:style>
    <style:style style:name="P5" style:family="paragraph" style:parent-style-name="Standard">
      <style:text-properties officeooo:rsid="00098ec0" officeooo:paragraph-rsid="00098ec0"/>
    </style:style>
    <style:style style:name="P6" style:family="paragraph" style:parent-style-name="Standard">
      <style:text-properties fo:font-weight="bold" officeooo:rsid="00087908" officeooo:paragraph-rsid="00087908" style:font-weight-asian="bold" style:font-weight-complex="bold"/>
    </style:style>
    <style:style style:name="P7" style:family="paragraph" style:parent-style-name="Standard">
      <style:text-properties fo:font-weight="bold" officeooo:rsid="0022117d" officeooo:paragraph-rsid="000dd47d" style:font-weight-asian="bold" style:font-weight-complex="bold"/>
    </style:style>
    <style:style style:name="P8" style:family="paragraph" style:parent-style-name="Standard">
      <style:text-properties fo:font-weight="bold" officeooo:rsid="002198fb" officeooo:paragraph-rsid="000bbab8" style:font-weight-asian="bold" style:font-weight-complex="bold"/>
    </style:style>
    <style:style style:name="P9" style:family="paragraph" style:parent-style-name="Standard">
      <style:text-properties fo:font-weight="bold" officeooo:rsid="000bbab8" officeooo:paragraph-rsid="000bbab8" style:font-weight-asian="bold" style:font-weight-complex="bold"/>
    </style:style>
    <style:style style:name="P10" style:family="paragraph" style:parent-style-name="Standard">
      <style:text-properties fo:font-weight="bold" officeooo:rsid="000b5e30" officeooo:paragraph-rsid="000bbab8" style:font-weight-asian="bold" style:font-weight-complex="bold"/>
    </style:style>
    <style:style style:name="P11" style:family="paragraph" style:parent-style-name="Standard">
      <style:text-properties fo:font-weight="bold" officeooo:rsid="000cdd6e" officeooo:paragraph-rsid="000cdd6e" style:font-weight-asian="bold" style:font-weight-complex="bold"/>
    </style:style>
    <style:style style:name="P12" style:family="paragraph" style:parent-style-name="Standard">
      <style:text-properties fo:font-weight="bold" officeooo:rsid="000dd47d" officeooo:paragraph-rsid="000dd47d" style:font-weight-asian="bold" style:font-weight-complex="bold"/>
    </style:style>
    <style:style style:name="P13" style:family="paragraph" style:parent-style-name="Standard">
      <style:text-properties officeooo:rsid="000b5e30" officeooo:paragraph-rsid="000bbab8"/>
    </style:style>
    <style:style style:name="P14" style:family="paragraph" style:parent-style-name="Standard">
      <style:text-properties officeooo:rsid="000bbab8" officeooo:paragraph-rsid="000bbab8"/>
    </style:style>
    <style:style style:name="P15" style:family="paragraph" style:parent-style-name="Standard">
      <style:text-properties officeooo:rsid="0029c238" officeooo:paragraph-rsid="000bbab8"/>
    </style:style>
    <style:style style:name="P16" style:family="paragraph" style:parent-style-name="Standard">
      <style:text-properties officeooo:rsid="0022117d" officeooo:paragraph-rsid="000bbab8"/>
    </style:style>
    <style:style style:name="P17" style:family="paragraph" style:parent-style-name="Standard">
      <style:text-properties officeooo:rsid="0022117d" officeooo:paragraph-rsid="000cdd6e"/>
    </style:style>
    <style:style style:name="P18" style:family="paragraph" style:parent-style-name="Standard">
      <style:text-properties officeooo:rsid="002198fb" officeooo:paragraph-rsid="000bbab8"/>
    </style:style>
    <style:style style:name="P19" style:family="paragraph" style:parent-style-name="Standard">
      <style:text-properties officeooo:rsid="002198fb" officeooo:paragraph-rsid="000cdd6e"/>
    </style:style>
    <style:style style:name="P20" style:family="paragraph" style:parent-style-name="Standard">
      <style:text-properties officeooo:rsid="001db7b6" officeooo:paragraph-rsid="000bbab8"/>
    </style:style>
    <style:style style:name="P21" style:family="paragraph" style:parent-style-name="Standard">
      <style:text-properties fo:font-weight="normal" officeooo:rsid="000cdd6e" officeooo:paragraph-rsid="000cdd6e" style:font-weight-asian="normal" style:font-weight-complex="normal"/>
    </style:style>
    <style:style style:name="P22" style:family="paragraph" style:parent-style-name="Standard">
      <style:text-properties fo:font-weight="normal" officeooo:rsid="0022117d" officeooo:paragraph-rsid="000cdd6e" style:font-weight-asian="normal" style:font-weight-complex="normal"/>
    </style:style>
    <style:style style:name="P23" style:family="paragraph" style:parent-style-name="Standard">
      <style:text-properties fo:font-weight="normal" officeooo:rsid="000dd47d" officeooo:paragraph-rsid="000dd47d" style:font-weight-asian="normal" style:font-weight-complex="normal"/>
    </style:style>
    <style:style style:name="P24" style:family="paragraph" style:parent-style-name="Standard">
      <style:paragraph-properties fo:padding="0.074cm" fo:border-left="none" fo:border-right="none" fo:border-top="none" fo:border-bottom="0.06pt solid #000000" style:join-border="false"/>
      <style:text-properties officeooo:rsid="001db7b6" officeooo:paragraph-rsid="000cdd6e"/>
    </style:style>
    <style:style style:name="P25" style:family="paragraph" style:parent-style-name="Standard">
      <style:text-properties officeooo:rsid="00098ec0" officeooo:paragraph-rsid="00098ec0"/>
    </style:style>
    <style:style style:name="P26" style:family="paragraph" style:parent-style-name="Standard">
      <style:text-properties officeooo:rsid="00098ec0" officeooo:paragraph-rsid="0010c093"/>
    </style:style>
    <style:style style:name="P27" style:family="paragraph" style:parent-style-name="Standard">
      <style:text-properties officeooo:rsid="000bbab8" officeooo:paragraph-rsid="000bbab8"/>
    </style:style>
    <style:style style:name="P28" style:family="paragraph" style:parent-style-name="Standard">
      <style:text-properties fo:font-weight="bold" officeooo:rsid="000bbab8" officeooo:paragraph-rsid="000bbab8" style:font-weight-asian="bold" style:font-weight-complex="bold"/>
    </style:style>
    <style:style style:name="P29" style:family="paragraph" style:parent-style-name="Standard">
      <style:text-properties fo:font-weight="bold" officeooo:rsid="0022117d" officeooo:paragraph-rsid="000dd47d" style:font-weight-asian="bold" style:font-weight-complex="bold"/>
    </style:style>
    <style:style style:name="P30" style:family="paragraph" style:parent-style-name="Standard">
      <style:text-properties fo:font-size="18pt" officeooo:rsid="0010c093" officeooo:paragraph-rsid="0010c093" style:font-size-asian="15.75pt" style:font-size-complex="18pt"/>
    </style:style>
    <style:style style:name="T1" style:family="text">
      <style:text-properties officeooo:rsid="00087908"/>
    </style:style>
    <style:style style:name="T2" style:family="text">
      <style:text-properties officeooo:rsid="001c0991"/>
    </style:style>
    <style:style style:name="T3" style:family="text">
      <style:text-properties fo:font-weight="bold" style:font-weight-asian="bold" style:font-weight-complex="bold"/>
    </style:style>
    <style:style style:name="T4" style:family="text">
      <style:text-properties fo:font-weight="bold" officeooo:rsid="00087908" style:font-weight-asian="bold" style:font-weight-complex="bold"/>
    </style:style>
    <style:style style:name="T5" style:family="text">
      <style:text-properties fo:font-weight="bold" officeooo:rsid="000bbab8" style:font-weight-asian="bold" style:font-weight-complex="bold"/>
    </style:style>
    <style:style style:name="T6" style:family="text">
      <style:text-properties fo:font-weight="bold" officeooo:rsid="0010c093" style:font-weight-asian="bold" style:font-weight-complex="bold"/>
    </style:style>
    <style:style style:name="T7" style:family="text">
      <style:text-properties officeooo:rsid="000b5e30"/>
    </style:style>
    <style:style style:name="T8" style:family="text">
      <style:text-properties officeooo:rsid="000bbab8"/>
    </style:style>
    <style:style style:name="T9" style:family="text">
      <style:text-properties officeooo:rsid="000dd47d"/>
    </style:style>
    <style:style style:name="T10" style:family="text">
      <style:text-properties officeooo:rsid="0029c238"/>
    </style:style>
    <style:style style:name="T11" style:family="text">
      <style:text-properties officeooo:rsid="000f10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GIT and GITLAB:</text:p>
      <text:p text:style-name="P1"/>
      <text:p text:style-name="P1"/>
      <text:p text:style-name="P3"/>
      <text:p text:style-name="P1">Git is a distributed revision control and source code management system. By Revision Control System we mean <text:s/>automation in storing, retrieval, logging, identification, and merging of data.</text:p>
      <text:p text:style-name="P1"/>
      <text:p text:style-name="P1"/>
      <text:p text:style-name="P6">Lets start with the basic installation of GIT:</text:p>
      <text:p text:style-name="P6"/>
      <text:p text:style-name="P2"><text:span text:style-name="T3">step1</text:span>: <text:span text:style-name="T2">sudo apt-get install git</text:span></text:p>
      <text:p text:style-name="P2"/>
      <text:p text:style-name="P5">with this you can install git.</text:p>
      <text:p text:style-name="P5"><text:s/></text:p>
      <text:p text:style-name="P4"><text:span text:style-name="T4">step2:</text:span><text:span text:style-name="T1"> </text:span>git --version </text:p>
      <text:p text:style-name="P4"/>
      <text:p text:style-name="P5">with this you can check for the version of git.</text:p>
      <text:p text:style-name="P5"/>
      <text:p text:style-name="P5"/>
      <text:p text:style-name="P8">Setting the GIT global config<text:span text:style-name="T8">uration</text:span> variables:</text:p>
      <text:p text:style-name="P18"/>
      <text:p text:style-name="P20"/>
      <text:p text:style-name="P20">git config --global user.email "<text:span text:style-name="T8">abcd@tcs.com</text:span>"</text:p>
      <text:p text:style-name="P20"/>
      <text:p text:style-name="P20">git config --global user.name "Your Name"</text:p>
      <text:p text:style-name="P16"/>
      <text:p text:style-name="P16">Listing the GIT settings: git config –list</text:p>
      <text:p text:style-name="P16"/>
      <text:p text:style-name="P4"/>
      <text:p text:style-name="P4"/>
      <text:p text:style-name="P5">Once you install <text:span text:style-name="T8">and configure </text:span>GIT you need to proceed further:</text:p>
      <text:p text:style-name="P5"/>
      <text:p text:style-name="P14">firstly generate a ssh key, which will help you have a proper connection with the Gitlab.</text:p>
      <text:p text:style-name="P5"/>
      <text:p text:style-name="P5"><text:s text:c="6"/><text:span text:style-name="T5">Ssh-keygen</text:span></text:p>
      <text:p text:style-name="P15"><text:s text:c="5"/></text:p>
      <text:p text:style-name="P14">this will create a public key and a private key.</text:p>
      <text:p text:style-name="P14"/>
      <text:p text:style-name="P15"><text:span text:style-name="T3">cat ~/.ssh/id_rsa.pub</text:span>, <text:span text:style-name="T8">this will display the public key which you need to add in your GitLab.</text:span></text:p>
      <text:p text:style-name="P14"/>
      <text:p text:style-name="P9">GitLab --&gt; profile setings --&gt; add ssh key --&gt; copy the publickey and paste it --&gt; add key.</text:p>
      <text:p text:style-name="P9"/>
      <text:p text:style-name="P14"/>
      <text:p text:style-name="P5">step1: create any directory and would be your working directory.</text:p>
      <text:p text:style-name="P5"><text:s text:c="9"/></text:p>
      <text:p text:style-name="P26"><text:s text:c="13"/><text:span text:style-name="T3"><text:s text:c="2"/>mkdir </text:span><text:span text:style-name="T6">Serviceorchestration ; cd <text:s/>Serviceorchestration</text:span></text:p>
      <text:p text:style-name="P5"/>
      <text:p text:style-name="P5">step2: Initialize the directory as git repository</text:p>
      <text:p text:style-name="P5"><text:s text:c="13"/><text:span text:style-name="T3"><text:s/>git init</text:span></text:p>
      <text:p text:style-name="P5"/>
      <text:p text:style-name="P5">step3: create a <text:span text:style-name="T7">file.</text:span></text:p>
      <text:p text:style-name="P5"><text:soft-page-break/><text:s text:c="11"/></text:p>
      <text:p text:style-name="P13">step4: <text:span text:style-name="T8">After creating a file add it to the repository.</text:span></text:p>
      <text:p text:style-name="P13"><text:span text:style-name="T8"><text:s text:c="10"/></text:span><text:span text:style-name="T5"><text:s/>Git add .</text:span></text:p>
      <text:p text:style-name="P13"/>
      <text:p text:style-name="P14">Step5: once you add the file, now you can commit the file</text:p>
      <text:p text:style-name="P13"><text:span text:style-name="T8"><text:s text:c="9"/></text:span><text:span text:style-name="T5"><text:s/>git commit -m “any message the you want to give”</text:span></text:p>
      <text:p text:style-name="P10"/>
      <text:p text:style-name="P10"/>
      <text:p text:style-name="P14">Before you push the commited file into the main git repository, you need to create the git repository in GitLab.</text:p>
      <text:p text:style-name="P13"/>
      <text:p text:style-name="P9">GitLab --&gt;new project --&gt;givename --&gt; create project.</text:p>
      <text:p text:style-name="P9"><text:s/></text:p>
      <text:p text:style-name="P21">once you created a repository, you will get a relevant ssh for it and using that ssh you can push your commited file into the repository.</text:p>
      <text:p text:style-name="P21"/>
      <text:p text:style-name="P21"/>
      <text:p text:style-name="P21">Step6<text:span text:style-name="T3">: git remote add origin “</text:span><text:a xlink:type="simple" xlink:href="mailto:git@tcs-ThinkCentre-M93p"><text:span text:style-name="T3">git@tcs-ThinkCentre-M93p</text:span></text:a><text:span text:style-name="T3">:root/branching.git” branch_name</text:span></text:p>
      <text:p text:style-name="P11"/>
      <text:p text:style-name="P21"><text:s/>where remote will remotely add the ssh to the origin.</text:p>
      <text:p text:style-name="P21"/>
      <text:p text:style-name="P21">Step7: <text:span text:style-name="T3">git push origin master</text:span></text:p>
      <text:p text:style-name="P11"/>
      <text:p text:style-name="P21">Hence you pushed your commited file to the repository.</text:p>
      <text:p text:style-name="P19"/>
      <text:p text:style-name="P19"/>
      <text:p text:style-name="P24"/>
      <text:p text:style-name="P24"/>
      <text:p text:style-name="P17"/>
      <text:p text:style-name="P22"/>
      <text:p text:style-name="P23">Now once you login to the GitLab you need to add users, give them access permission to the project, so that they could clone from your repository and do relevant changes.</text:p>
      <text:p text:style-name="P23"/>
      <text:p text:style-name="P23"/>
      <text:p text:style-name="P23">This section would introduce few <text:span text:style-name="T11">more</text:span> commands:</text:p>
      <text:p text:style-name="P23"/>
      <text:p text:style-name="P23"/>
      <text:p text:style-name="P12">CLONE:</text:p>
      <text:p text:style-name="P23"/>
      <text:p text:style-name="P23">cloning is basically coying the file from main repository to your working directory.</text:p>
      <text:p text:style-name="P7"/>
      <text:p text:style-name="P7">git clone <text:a xlink:type="simple" xlink:href="mailto:git@10.138.97.236"><text:span text:style-name="T10">git@10.138.97.236</text:span></text:a><text:span text:style-name="T10">:root/branching.git</text:span></text:p>
      <text:p text:style-name="P7"/>
      <text:p text:style-name="P7"/>
      <text:p text:style-name="P7"/>
      <text:p text:style-name="P7"/>
      <text:p text:style-name="P7"/>
      <text:p text:style-name="P7"/>
      <text:p text:style-name="P7"/>
      <text:p text:style-name="P7"/>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14:09.877096380</meta:creation-date>
    <meta:editing-duration>PT27M20S</meta:editing-duration>
    <meta:editing-cycles>6</meta:editing-cycles>
    <meta:generator>LibreOffice/4.2.7.2$Linux_X86_64 LibreOffice_project/420m0$Build-2</meta:generator>
    <dc:date>2015-07-16T14:44:38.298960468</dc:date>
    <meta:document-statistic meta:table-count="0" meta:image-count="0" meta:object-count="0" meta:page-count="2" meta:paragraph-count="43" meta:word-count="370" meta:character-count="2271" meta:non-whitespace-character-count="1862"/>
  </office:meta>
</office:document-meta>
</file>